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 style:master-page-name="MP0">
      <style:table-properties style:width="6.9285in" fo:margin-left="0.0313in" style:page-number="0" table:align="left"/>
    </style:style>
    <style:style style:name="Table3.A" style:family="table-column">
      <style:table-column-properties style:column-width="1.0618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1.3854in"/>
    </style:style>
    <style:style style:name="Table3.D" style:family="table-column">
      <style:table-column-properties style:column-width="1.9667in"/>
    </style:style>
    <style:style style:name="Table3.E" style:family="table-column">
      <style:table-column-properties style:column-width="1.3896in"/>
    </style:style>
    <style:style style:name="Table3.A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8826in" fo:margin-left="0.0236in" fo:margin-right="0.0188in" table:align="margins"/>
    </style:style>
    <style:style style:name="Table4.A" style:family="table-column">
      <style:table-column-properties style:column-width="1.2125in" style:rel-column-width="11545*"/>
    </style:style>
    <style:style style:name="Table4.B" style:family="table-column">
      <style:table-column-properties style:column-width="5.6701in" style:rel-column-width="53990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language="es" fo:country="CO"/>
    </style:style>
    <style:style style:name="P2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3" style:family="paragraph" style:parent-style-name="Standard">
      <style:text-properties fo:language="es" fo:country="CO" style:font-name-asian="Arial Unicode MS" style:font-name-complex="Tahoma"/>
    </style:style>
    <style:style style:name="P4" style:family="paragraph" style:parent-style-name="Standard">
      <style:text-properties fo:font-size="12pt" fo:language="es" fo:country="CO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6" style:family="paragraph" style:parent-style-name="Header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style:snap-to-layout-grid="false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 style:snap-to-layout-grid="false"/>
    </style:style>
    <style:style style:name="P14" style:family="paragraph" style:parent-style-name="Standard">
      <style:text-properties fo:language="es" fo:country="CO"/>
    </style:style>
    <style:style style:name="P15" style:family="paragraph" style:parent-style-name="Standard">
      <style:text-properties fo:language="es" fo:country="CO" style:font-name-asian="Arial Unicode MS" style:font-name-complex="Tahoma"/>
    </style:style>
    <style:style style:name="P16" style:family="paragraph" style:parent-style-name="Standard">
      <style:text-properties fo:font-size="12pt" fo:language="es" fo:country="CO" style:font-size-asian="12pt" style:font-size-complex="12pt"/>
    </style:style>
    <style:style style:name="P17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18" style:family="paragraph" style:parent-style-name="Table_20_Contents">
      <style:paragraph-properties style:snap-to-layout-grid="false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10pt" fo:language="es" fo:country="CO" style:font-size-asian="10pt"/>
    </style:style>
    <style:style style:name="P21" style:family="paragraph" style:parent-style-name="Standard">
      <style:text-properties fo:language="es" fo:country="CO"/>
    </style:style>
    <style:style style:name="P22" style:family="paragraph" style:parent-style-name="Standard">
      <style:text-properties fo:language="es" fo:country="CO" style:font-name-asian="Arial Unicode MS" style:font-name-complex="Tahoma"/>
    </style:style>
    <style:style style:name="P23" style:family="paragraph" style:parent-style-name="Standard">
      <style:text-properties fo:font-size="12pt" fo:language="es" fo:country="CO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3" style:family="text">
      <style:text-properties style:font-name="Calibri" fo:font-size="10pt" fo:language="es" fo:country="CO" style:font-size-asian="10pt" style:font-size-complex="10pt"/>
    </style:style>
    <style:style style:name="T4" style:family="text">
      <style:text-properties style:font-name="Calibri" fo:font-size="10pt" fo:language="es" fo:country="CO" fo:font-weight="normal" style:font-size-asian="10pt" style:font-weight-asian="normal" style:font-size-complex="10pt" style:font-weight-complex="normal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>
      <text:tracked-changes>
        <text:changed-region text:id="ct840484960">
          <text:format-change>
            <office:change-info>
              <dc:creator>unknown</dc:creator>
              <dc:date>2010-06-01T09:41:00</dc:date>
            </office:change-info>
          </text:format-change>
        </text:changed-region>
        <text:changed-region text:id="ct831115308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111654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1115532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1116204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1115980">
          <text:format-change>
            <office:change-info>
              <dc:creator>unknown</dc:creator>
              <dc:date>2010-06-01T09:40:00</dc:date>
            </office:change-info>
          </text:format-change>
        </text:changed-region>
        <text:changed-region text:id="ct831116092">
          <text:deletion>
            <office:change-info>
              <dc:creator>unknown</dc:creator>
              <dc:date>2010-10-14T09:49:00</dc:date>
            </office:change-info>
            <text:p text:style-name="P1">1</text:p>
          </text:deletion>
        </text:changed-region>
        <text:changed-region text:id="ct8311169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1117324">
          <text:deletion>
            <office:change-info>
              <dc:creator>unknown</dc:creator>
              <dc:date>2010-11-25T14:34:00</dc:date>
            </office:change-info>
            <text:p text:style-name="P1">Alta</text:p>
          </text:deletion>
        </text:changed-region>
        <text:changed-region text:id="ct831118780">
          <text:insertion>
            <office:change-info>
              <dc:creator>unknown</dc:creator>
              <dc:date>2010-11-25T14:34:00</dc:date>
            </office:change-info>
          </text:insertion>
        </text:changed-region>
        <text:changed-region text:id="ct84048484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484736">
          <text:deletion>
            <office:change-info>
              <dc:creator>unknown</dc:creator>
              <dc:date>2010-05-13T09:05:00</dc:date>
            </office:change-info>
            <text:p text:style-name="P1">Administrador del sistema, Director programa, Coordinador de área, Jefatura, DACA</text:p>
          </text:deletion>
        </text:changed-region>
        <text:changed-region text:id="ct840485072">
          <text:insertion>
            <office:change-info>
              <dc:creator>unknown</dc:creator>
              <dc:date>2010-06-01T10:17:00</dc:date>
            </office:change-info>
          </text:insertion>
        </text:changed-region>
        <text:changed-region text:id="ct84048294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3710288">
          <text:deletion>
            <office:change-info>
              <dc:creator>unknown</dc:creator>
              <dc:date>2010-06-01T10:14:00</dc:date>
            </office:change-info>
            <text:p text:style-name="P1">6</text:p>
          </text:deletion>
        </text:changed-region>
        <text:changed-region text:id="ct833709504">
          <text:deletion>
            <office:change-info>
              <dc:creator>unknown</dc:creator>
              <dc:date>2010-11-05T11:13:00</dc:date>
            </office:change-info>
            <text:p text:style-name="P1"><text:s/></text:p>
          </text:deletion>
        </text:changed-region>
        <text:changed-region text:id="ct831115868">
          <text:deletion>
            <office:change-info>
              <dc:creator>unknown</dc:creator>
              <dc:date>2010-06-01T10:18:00</dc:date>
            </office:change-info>
            <text:p text:style-name="P1">horas </text:p>
          </text:deletion>
        </text:changed-region>
        <text:changed-region text:id="ct833709056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5099772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40463504">
          <text:deletion>
            <office:change-info>
              <dc:creator>unknown</dc:creator>
              <dc:date>2010-06-01T10:14:00</dc:date>
            </office:change-info>
            <text:p text:style-name="P1">0</text:p>
          </text:deletion>
        </text:changed-region>
        <text:changed-region text:id="ct840462496">
          <text:insertion>
            <office:change-info>
              <dc:creator>unknown</dc:creator>
              <dc:date>2010-06-01T10:14:00</dc:date>
            </office:change-info>
          </text:insertion>
        </text:changed-region>
        <text:changed-region text:id="ct8404626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4728320">
          <text:deletion>
            <office:change-info>
              <dc:creator>unknown</dc:creator>
              <dc:date>2010-05-13T09:07:00</dc:date>
            </office:change-info>
            <text:p text:style-name="P2">Esta historia de usuario se encarga del ingreso al sistema por parte del usuario.</text:p>
          </text:deletion>
        </text:changed-region>
        <text:changed-region text:id="ct840484288">
          <text:deletion>
            <office:change-info>
              <dc:creator>unknown</dc:creator>
              <dc:date>2010-05-13T09:11:00</dc:date>
            </office:change-info>
            <text:p text:style-name="P2"/>
            <text:p text:style-name="P2"/>
            <text:p text:style-name="P2">El usuario ingresa su indentificador (numero de documento) y su clave y da clic en ingresar, si el identificador del usuario y su clave son correctos el sistema despliega la interfaz inicial con las opciones que tiene el usuario de acuerdo al rol que este desempeña en el sistema.</text:p>
          </text:deletion>
        </text:changed-region>
        <text:changed-region text:id="ct841375608">
          <text:insertion>
            <office:change-info>
              <dc:creator>unknown</dc:creator>
              <dc:date>2010-11-05T11:16:00</dc:date>
            </office:change-info>
          </text:insertion>
        </text:changed-region>
        <text:changed-region text:id="ct831116652">
          <text:insertion>
            <office:change-info>
              <dc:creator>unknown</dc:creator>
              <dc:date>2010-11-25T15:46:00</dc:date>
            </office:change-info>
          </text:insertion>
        </text:changed-region>
        <text:changed-region text:id="ct840277756">
          <text:insertion>
            <office:change-info>
              <dc:creator>unknown</dc:creator>
              <dc:date>2010-11-05T11:19:00</dc:date>
            </office:change-info>
          </text:insertion>
        </text:changed-region>
        <text:changed-region text:id="ct834800060">
          <text:insertion>
            <office:change-info>
              <dc:creator>unknown</dc:creator>
              <dc:date>2010-11-25T15:48:00</dc:date>
            </office:change-info>
          </text:insertion>
        </text:changed-region>
        <text:changed-region text:id="ct840277868">
          <text:insertion>
            <office:change-info>
              <dc:creator>unknown</dc:creator>
              <dc:date>2010-11-25T14:36:00</dc:date>
            </office:change-info>
          </text:insertion>
        </text:changed-region>
        <text:changed-region text:id="ct845266236">
          <text:insertion>
            <office:change-info>
              <dc:creator>unknown</dc:creator>
              <dc:date>2010-11-25T15:48:00</dc:date>
            </office:change-info>
          </text:insertion>
        </text:changed-region>
        <text:changed-region text:id="ct834552508">
          <text:insertion>
            <office:change-info>
              <dc:creator>unknown</dc:creator>
              <dc:date>2010-11-25T14:37:00</dc:date>
            </office:change-info>
          </text:insertion>
        </text:changed-region>
        <text:changed-region text:id="ct798912264">
          <text:insertion>
            <office:change-info>
              <dc:creator>unknown</dc:creator>
              <dc:date>2010-11-25T14:38:00</dc:date>
            </office:change-info>
          </text:insertion>
        </text:changed-region>
        <text:changed-region text:id="ct83320238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3200260">
          <text:deletion>
            <office:change-info>
              <dc:creator>unknown</dc:creator>
              <dc:date>2010-06-01T10:31:00</dc:date>
            </office:change-info>
            <text:p text:style-name="P1">s</text:p>
          </text:deletion>
        </text:changed-region>
        <text:changed-region text:id="ct833200484">
          <text:insertion>
            <office:change-info>
              <dc:creator>unknown</dc:creator>
              <dc:date>2010-06-01T10:31:00</dc:date>
            </office:change-info>
          </text:insertion>
        </text:changed-region>
        <text:changed-region text:id="ct833203956">
          <text:deletion>
            <office:change-info>
              <dc:creator>unknown</dc:creator>
              <dc:date>2010-06-01T09:45:00</dc:date>
            </office:change-info>
            <text:p text:style-name="P3">Si el nombre de usuario o la contraseña son incorrectas el sistema muestra un mensaje informando el error y devuelve al usuario a la pantalla de ingreso.</text:p>
          </text:deletion>
        </text:changed-region>
        <text:changed-region text:id="ct833203732">
          <text:deletion>
            <office:change-info>
              <dc:creator>unknown</dc:creator>
              <dc:date>2010-11-05T11:13:00</dc:date>
            </office:change-info>
            <text:p text:style-name="P4"><text:span text:style-name="T1">Fecha de Prueba</text:span></text:p>
          </text:deletion>
        </text:changed-region>
        <text:changed-region text:id="ct833203508">
          <text:insertion>
            <office:change-info>
              <dc:creator>unknown</dc:creator>
              <dc:date>2010-11-05T11:13:00</dc:date>
            </office:change-info>
          </text:insertion>
        </text:changed-region>
        <text:changed-region text:id="ct833203284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3200708">
          <text:format-change>
            <office:change-info>
              <dc:creator>unknown</dc:creator>
              <dc:date>2010-06-01T09:42:00</dc:date>
            </office:change-info>
          </text:format-change>
        </text:changed-region>
        <text:changed-region text:id="ct833203060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3202836">
          <text:insertion>
            <office:change-info>
              <dc:creator>unknown</dc:creator>
              <dc:date>2010-11-05T11:14:00</dc:date>
            </office:change-info>
          </text:insertion>
        </text:changed-region>
        <text:changed-region text:id="ct833202612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33200932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34528936">
          <text:insertion>
            <office:change-info>
              <dc:creator>unknown</dc:creator>
              <dc:date>2010-11-05T11:15:00</dc:date>
            </office:change-info>
          </text:insertion>
        </text:changed-region>
        <text:changed-region text:id="ct851340380">
          <text:format-change>
            <office:change-info>
              <dc:creator>unknown</dc:creator>
              <dc:date>2010-11-25T09:03:00</dc:date>
            </office:change-info>
          </text:format-change>
        </text:changed-region>
        <text:changed-region text:id="ct851340156">
          <text:insertion>
            <office:change-info>
              <dc:creator>unknown</dc:creator>
              <dc:date>2010-06-01T09:48:00</dc:date>
            </office:change-info>
          </text:insertion>
        </text:changed-region>
        <text:changed-region text:id="ct851340604">
          <text:insertion>
            <office:change-info>
              <dc:creator>unknown</dc:creator>
              <dc:date>2010-11-05T11:1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5" office:value-type="string">
            <text:p text:style-name="P1"><text:change-start text:change-id="ct840484960"/>Control de Versiones del Documento<text:change-end text:change-id="ct840484960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"><text:change-start text:change-id="ct831115308"/>Versión<text:change-end text:change-id="ct831115308"/></text:p>
          </table:table-cell>
          <table:table-cell table:style-name="Table3.A2" office:value-type="string">
            <text:p text:style-name="P1"><text:change-start text:change-id="ct831116540"/>Creación<text:change-end text:change-id="ct831116540"/></text:p>
          </table:table-cell>
          <table:table-cell table:style-name="Table3.A2" office:value-type="string">
            <text:p text:style-name="P1"><text:change-start text:change-id="ct831115532"/>Liberación<text:change-end text:change-id="ct831115532"/></text:p>
          </table:table-cell>
          <table:table-cell table:style-name="Table3.A2" office:value-type="string">
            <text:p text:style-name="P1"><text:change-start text:change-id="ct831116204"/>Descripción del Cambio<text:change-end text:change-id="ct831116204"/></text:p>
          </table:table-cell>
          <table:table-cell table:style-name="Table3.E2" office:value-type="string">
            <text:p text:style-name="P1"><text:change-start text:change-id="ct831115980"/>Autores<text:change-end text:change-id="ct831115980"/></text:p>
          </table:table-cell>
        </table:table-row>
        <table:table-row>
          <table:table-cell table:style-name="Table3.A2" office:value-type="string">
            <text:p text:style-name="P1"><text:change text:change-id="ct831116092"/></text:p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A2" office:value-type="string">
            <text:p text:style-name="P1"/>
          </table:table-cell>
          <table:table-cell table:style-name="Table3.E2" office:value-type="string">
            <text:p text:style-name="P1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"><text:change-start text:change-id="ct831116988"/>Prioridad<text:change-end text:change-id="ct831116988"/></text:p>
          </table:table-cell>
          <table:table-cell table:style-name="Table4.B1" office:value-type="string">
            <text:p text:style-name="P1"><text:change text:change-id="ct831117324"/><text:change-start text:change-id="ct831118780"/>Media<text:change-end text:change-id="ct831118780"/></text:p>
          </table:table-cell>
        </table:table-row>
        <table:table-row>
          <table:table-cell table:style-name="Table4.A2" office:value-type="string">
            <text:p text:style-name="P1"><text:change-start text:change-id="ct840484848"/>Actores<text:change-end text:change-id="ct840484848"/></text:p>
          </table:table-cell>
          <table:table-cell table:style-name="Table4.B2" office:value-type="string">
            <text:p text:style-name="P1"><text:change text:change-id="ct840484736"/><text:change-start text:change-id="ct840485072"/>Administrador<text:change-end text:change-id="ct840485072"/></text:p>
          </table:table-cell>
        </table:table-row>
        <table:table-row>
          <table:table-cell table:style-name="Table4.A2" office:value-type="string">
            <text:p text:style-name="P1"><text:change-start text:change-id="ct840482944"/>Estimación<text:change-end text:change-id="ct840482944"/></text:p>
          </table:table-cell>
          <table:table-cell table:style-name="Table4.B2" office:value-type="string">
            <text:p text:style-name="P1"><text:change text:change-id="ct833710288"/><text:change text:change-id="ct833709504"/><text:change text:change-id="ct831115868"/></text:p>
          </table:table-cell>
        </table:table-row>
        <table:table-row>
          <table:table-cell table:style-name="Table4.A2" office:value-type="string">
            <text:p text:style-name="P1"><text:change-start text:change-id="ct833709056"/>Dependencia<text:change-end text:change-id="ct833709056"/></text:p>
          </table:table-cell>
          <table:table-cell table:style-name="Table4.B2" office:value-type="string">
            <text:p text:style-name="P1"><text:change-start text:change-id="ct850997728"/>HU-MGU-0<text:change-end text:change-id="ct850997728"/><text:change text:change-id="ct840463504"/><text:change-start text:change-id="ct840462496"/>1<text:change-end text:change-id="ct840462496"/></text:p>
          </table:table-cell>
        </table:table-row>
        <table:table-row>
          <table:table-cell table:style-name="Table4.A2" office:value-type="string">
            <text:p text:style-name="P1"><text:change-start text:change-id="ct840462608"/>Descripción<text:change-end text:change-id="ct840462608"/></text:p>
          </table:table-cell>
          <table:table-cell table:style-name="Table4.B2" office:value-type="string">
            <text:p text:style-name="P2"><text:change text:change-id="ct834728320"/><text:change text:change-id="ct840484288"/><text:change-start text:change-id="ct841375608"/>Esta historia de usuario inicia cuando el usuario quiere crear, modificar o eliminar la informacion de los gastos de representación<text:change-end text:change-id="ct841375608"/><text:change-start text:change-id="ct831116652"/> de una faculta<text:change-end text:change-id="ct831116652"/><text:change-start text:change-id="ct840277756"/>, los gastos de representación constan de los siguientes datos: <text:span text:style-name="T6">sede, costoRapresentacion, facultad</text:span><text:change-end text:change-id="ct840277756"/><text:change-start text:change-id="ct834800060"/><text:span text:style-name="T6">,</text:span><text:change-end text:change-id="ct834800060"/><text:change-start text:change-id="ct840277868"/><text:span text:style-name="T6"> </text:span><text:change-end text:change-id="ct840277868"/><text:change-start text:change-id="ct845266236"/><text:span text:style-name="T7">p</text:span><text:change-end text:change-id="ct845266236"/><text:change-start text:change-id="ct834552508"/><text:span text:style-name="T7">ara <text:s/>aplicar en la simulación</text:span><text:change-end text:change-id="ct834552508"/><text:change-start text:change-id="ct798912264"/><text:span text:style-name="T7">.</text:span><text:change-end text:change-id="ct798912264"/></text:p>
          </table:table-cell>
        </table:table-row>
        <table:table-row>
          <table:table-cell table:style-name="Table4.A2" office:value-type="string">
            <text:p text:style-name="P1"><text:change-start text:change-id="ct833202388"/>Observacione<text:change-end text:change-id="ct833202388"/><text:change text:change-id="ct833200260"/><text:change-start text:change-id="ct833200484"/>s<text:change-end text:change-id="ct833200484"/></text:p>
          </table:table-cell>
          <table:table-cell table:style-name="Table4.B2" office:value-type="string">
            <text:p text:style-name="P3"><text:change text:change-id="ct833203956"/></text:p>
          </table:table-cell>
        </table:table-row>
        <table:table-row>
          <table:table-cell table:style-name="Table4.A2" office:value-type="string">
            <text:p text:style-name="P4"><text:change text:change-id="ct833203732"/><text:change-start text:change-id="ct833203508"/>Fecha de Prueba<text:change-end text:change-id="ct833203508"/></text:p>
          </table:table-cell>
          <table:table-cell table:style-name="Table4.B2" office:value-type="string">
            <text:p text:style-name="P1"/>
          </table:table-cell>
        </table:table-row>
        <table:table-row>
          <table:table-cell table:style-name="Table4.A2" table:number-rows-spanned="3" office:value-type="string">
            <text:p text:style-name="P1"><text:change-start text:change-id="ct833203284"/>Contacto<text:change-end text:change-id="ct833203284"/></text:p>
          </table:table-cell>
          <table:table-cell table:style-name="Table4.B2" office:value-type="string">
            <text:p text:style-name="Standard"><text:change-start text:change-id="ct833200708"/><text:span text:style-name="Fuente_20_de_20_párrafo_20_predeter."><text:span text:style-name="T2">Nombre: </text:span></text:span><text:change-end text:change-id="ct833200708"/><text:change-start text:change-id="ct833203060"/><text:span text:style-name="Fuente_20_de_20_párrafo_20_predeter."><text:span text:style-name="T2"><text:s/></text:span></text:span><text:change-end text:change-id="ct833203060"/><text:change-start text:change-id="ct833202836"/><text:span text:style-name="Fuente_20_de_20_párrafo_20_predeter."><text:span text:style-name="T4">Rodolfo Padilla</text:span></text:span><text:change-end text:change-id="ct83320283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33202612"/><text:span text:style-name="T6">Teléfono:</text:span><text:change-end text:change-id="ct833202612"/><text:change-start text:change-id="ct833200932"/> <text:change-end text:change-id="ct833200932"/><text:change-start text:change-id="ct834528936"/>321 21 00 Ext - 2832<text:change-end text:change-id="ct834528936"/></text:p>
          </table:table-cell>
        </table:table-row>
        <table:table-row>
          <table:covered-table-cell/>
          <table:table-cell table:style-name="Table4.B2" office:value-type="string">
            <text:p text:style-name="P1"><text:change-start text:change-id="ct851340380"/><text:span text:style-name="T6">E-mail:</text:span><text:change-end text:change-id="ct851340380"/><text:change-start text:change-id="ct851340156"/> <text:change-end text:change-id="ct851340156"/><text:change-start text:change-id="ct851340604"/>rodolfo.padilla@correounivalle.edu.co<text:change-end text:change-id="ct85134060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MS Mincho" svg:font-family="'MS Mincho'" style:font-family-generic="modern" style:font-pitch="fixed"/>
    <style:font-face style:name="Bauhaus 93" svg:font-family="'Bauhaus 93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CO" fo:font-style="normal" fo:text-shadow="none" style:text-underline-style="none" fo:font-weight="normal" style:letter-kerning="true" style:font-size-asian="12pt" style:language-asian="es" style:country-asian="E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CO" fo:font-style="normal" fo:text-shadow="none" style:text-underline-style="none" fo:font-weight="normal" style:letter-kerning="true" fo:background-color="transparent" style:font-name-asian="DejaVu Sans" style:font-size-asian="12pt" style:language-asian="es" style:country-asian="ES" style:font-style-asian="normal" style:font-weight-asian="normal" style:font-name-complex="DejaVu Sans" style:font-size-complex="12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language="en" fo:country="US" style:font-name-asian="Arial Unicode MS" style:font-name-complex="Tahoma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S Mincho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a" style:family="paragraph" style:parent-style-name="Text_20_body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fo:hyphenation-remain-char-count="0" fo:hyphenation-push-char-count="0"/>
    </style:style>
    <style:style style:name="Encabezado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Absatz-Standardschriftart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514in" fo:margin-left="0.0083in" fo:margin-right="-0.0347in" table:align="margins"/>
    </style:style>
    <style:style style:name="Table1.A" style:family="table-column">
      <style:table-column-properties style:column-width="1.3688in" style:rel-column-width="12904*"/>
    </style:style>
    <style:style style:name="Table1.B" style:family="table-column">
      <style:table-column-properties style:column-width="4.3229in" style:rel-column-width="40754*"/>
    </style:style>
    <style:style style:name="Table1.C" style:family="table-column">
      <style:table-column-properties style:column-width="1.2597in" style:rel-column-width="11877*"/>
    </style:style>
    <style:style style:name="Table1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8972in" fo:margin-left="0.0313in" fo:margin-right="-0.0035in" table:align="margins"/>
    </style:style>
    <style:style style:name="Table2.A" style:family="table-column">
      <style:table-column-properties style:column-width="2.3083in" style:rel-column-width="21932*"/>
    </style:style>
    <style:style style:name="Table2.C" style:family="table-column">
      <style:table-column-properties style:column-width="2.2806in" style:rel-column-width="2167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  <style:text-properties style:font-name="Calibri" fo:language="es" fo:country="CO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 style:snap-to-layout-grid="false"/>
      <style:text-properties fo:color="#ff0000" style:font-name="Bauhaus 93" fo:font-size="26pt" fo:font-weight="bold" style:font-size-asian="26pt" style:font-weight-asian="bold" style:font-size-complex="2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style:font-name="Calibri" fo:font-size="10pt" fo:language="es" fo:country="CO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style:snap-to-layout-grid="false"/>
    </style:style>
    <style:style style:name="P6" style:family="paragraph" style:parent-style-name="Table_20_Contents">
      <style:paragraph-properties fo:text-align="center" style:justify-single-word="false" style:snap-to-layout-grid="false"/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language="es" fo:country="CO" style:font-size-asian="10pt" style:font-size-complex="10pt"/>
    </style:style>
    <style:style style:name="P8" style:family="paragraph" style:parent-style-name="Table_20_Contents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  <style:text-properties style:font-name="Calibri" fo:font-size="10pt" style:font-size-asian="10pt" style:font-size-complex="10pt"/>
    </style:style>
    <style:style style:name="T1" style:family="text">
      <style:text-properties style:font-name="Calibri" fo:font-size="10pt" fo:language="es" fo:country="CO" fo:font-weight="bold" style:font-size-asian="10pt" style:font-weight-asian="bold" style:font-size-complex="10pt" style:font-weight-complex="bold"/>
    </style:style>
    <style:style style:name="T2" style:family="text">
      <style:text-properties style:font-name="Calibri" fo:font-size="10pt" fo:language="es" fo:country="CO" style:font-size-asian="10pt" style:font-size-complex="10pt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1.9772in" fo:margin-left="0in" fo:margin-right="0in" fo:margin-bottom="0in" style:dynamic-spacing="true"/>
      </style:header-style>
      <style:footer-style>
        <style:header-footer-properties fo:min-height="1.3445in" fo:margin-left="0in" fo:margin-right="0in" fo:margin-top="0in" style:dynamic-spacing="true"/>
      </style:footer-style>
    </style:page-layout>
  </office:automatic-styles>
  <office:master-styles>
    <style:master-page style:name="Standard" style:page-layout-name="pm1"/>
    <style:master-page style:name="MP0" style:page-layout-name="pm2">
      <style:header>
        <text:tracked-changes>
          <text:changed-region text:id="ct831148752">
            <text:deletion>
              <office:change-info>
                <dc:creator>unknown</dc:creator>
                <dc:date>2010-05-13T09:15:00</dc:date>
              </office:change-info>
              <text:p text:style-name="P1">HERRAMIENTA PARA LA GESTION DE LAS HISTORIAS DE USUARIO</text:p>
            </text:deletion>
          </text:changed-region>
          <text:changed-region text:id="ct834728992">
            <text:insertion>
              <office:change-info>
                <dc:creator>unknown</dc:creator>
                <dc:date>2010-05-13T09:15:00</dc:date>
              </office:change-info>
            </text:insertion>
          </text:changed-region>
          <text:changed-region text:id="ct85371991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98788">
            <text:deletion>
              <office:change-info>
                <dc:creator>unknown</dc:creator>
                <dc:date>2010-11-05T11:12:00</dc:date>
              </office:change-info>
              <text:p text:style-name="P5"><text:span text:style-name="Fuente_20_de_20_párrafo_20_predeter."><text:span text:style-name="T2">Gestion de usuarios</text:span></text:span></text:p>
            </text:deletion>
          </text:changed-region>
          <text:changed-region text:id="ct851019080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5323372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3688168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4729104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Autenticar</text:span></text:span></text:p>
            </text:deletion>
          </text:changed-region>
          <text:changed-region text:id="ct831149088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<text:s/>usuario</text:span></text:span></text:p>
            </text:deletion>
          </text:changed-region>
          <text:changed-region text:id="ct831418488">
            <text:deletion>
              <office:change-info>
                <dc:creator>unknown</dc:creator>
                <dc:date>2010-06-01T09:40:00</dc:date>
              </office:change-info>
              <text:p text:style-name="P5"><text:span text:style-name="Fuente_20_de_20_párrafo_20_predeter."><text:span text:style-name="T2">usuario</text:span></text:span></text:p>
            </text:deletion>
          </text:changed-region>
          <text:changed-region text:id="ct840463280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1651228">
            <text:insertion>
              <office:change-info>
                <dc:creator>unknown</dc:creator>
                <dc:date>2010-06-01T10:17:00</dc:date>
              </office:change-info>
            </text:insertion>
          </text:changed-region>
          <text:changed-region text:id="ct853694352">
            <text:insertion>
              <office:change-info>
                <dc:creator>unknown</dc:creator>
                <dc:date>2010-11-25T15:45:00</dc:date>
              </office:change-info>
            </text:insertion>
          </text:changed-region>
          <text:changed-region text:id="ct853695920">
            <text:deletion>
              <office:change-info>
                <dc:creator>unknown</dc:creator>
                <dc:date>2010-11-25T15:45:00</dc:date>
              </office:change-info>
              <text:p text:style-name="P5"><text:span text:style-name="Fuente_20_de_20_párrafo_20_predeter."><text:span text:style-name="T2">.</text:span></text:span></text:p>
            </text:deletion>
          </text:changed-region>
          <text:changed-region text:id="ct853706428">
            <text:insertion>
              <office:change-info>
                <dc:creator>unknown</dc:creator>
                <dc:date>2010-11-25T15:45:00</dc:date>
              </office:change-info>
            </text:insertion>
          </text:changed-region>
          <text:changed-region text:id="ct84046294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40462832">
            <text:deletion>
              <office:change-info>
                <dc:creator>unknown</dc:creator>
                <dc:date>2010-11-05T11:12:00</dc:date>
              </office:change-info>
              <text:p text:style-name="P7">GU</text:p>
            </text:deletion>
          </text:changed-region>
          <text:changed-region text:id="ct840464064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3844537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1421288">
            <text:deletion>
              <office:change-info>
                <dc:creator>unknown</dc:creator>
                <dc:date>2010-11-05T11:12:00</dc:date>
              </office:change-info>
              <text:p text:style-name="P7">0</text:p>
            </text:deletion>
          </text:changed-region>
          <text:changed-region text:id="ct850997392">
            <text:deletion>
              <office:change-info>
                <dc:creator>unknown</dc:creator>
                <dc:date>2010-06-01T10:17:00</dc:date>
              </office:change-info>
              <text:p text:style-name="P7">1</text:p>
            </text:deletion>
          </text:changed-region>
          <text:changed-region text:id="ct831421064">
            <text:insertion>
              <office:change-info>
                <dc:creator>unknown</dc:creator>
                <dc:date>2010-11-05T11:12:00</dc:date>
              </office:change-info>
            </text:insertion>
          </text:changed-region>
          <text:changed-region text:id="ct840463056">
            <text:insertion>
              <office:change-info>
                <dc:creator>unknown</dc:creator>
                <dc:date>2010-11-25T15:45:00</dc:date>
              </office:change-info>
            </text:insertion>
          </text:changed-region>
          <text:changed-region text:id="ct83472966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4728544">
            <text:deletion>
              <office:change-info>
                <dc:creator>unknown</dc:creator>
                <dc:date>2010-06-01T10:17:00</dc:date>
              </office:change-info>
              <text:p text:style-name="P5"><text:span text:style-name="Fuente_20_de_20_párrafo_20_predeter."><text:span text:style-name="T2">rmando</text:span></text:span></text:p>
            </text:deletion>
          </text:changed-region>
          <text:changed-region text:id="ct840492040">
            <text:insertion>
              <office:change-info>
                <dc:creator>unknown</dc:creator>
                <dc:date>2010-06-08T09:02:00</dc:date>
              </office:change-info>
            </text:insertion>
          </text:changed-region>
          <text:changed-region text:id="ct83081738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1419944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31116764">
            <text:deletion>
              <office:change-info>
                <dc:creator>unknown</dc:creator>
                <dc:date>2010-06-01T09:46:00</dc:date>
              </office:change-info>
              <text:p text:style-name="P7">27</text:p>
            </text:deletion>
          </text:changed-region>
          <text:changed-region text:id="ct831420280">
            <text:insertion>
              <office:change-info>
                <dc:creator>unknown</dc:creator>
                <dc:date>2010-11-25T14:34:00</dc:date>
              </office:change-info>
            </text:insertion>
          </text:changed-region>
          <text:changed-region text:id="ct831420056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  <text:changed-region text:id="ct850999184">
            <text:deletion>
              <office:change-info>
                <dc:creator>unknown</dc:creator>
                <dc:date>2010-06-01T09:46:00</dc:date>
              </office:change-info>
              <text:p text:style-name="P7">2</text:p>
            </text:deletion>
          </text:changed-region>
          <text:changed-region text:id="ct843145684">
            <text:deletion>
              <office:change-info>
                <dc:creator>unknown</dc:creator>
                <dc:date>2010-06-08T09:01:00</dc:date>
              </office:change-info>
              <text:p text:style-name="P7">0</text:p>
            </text:deletion>
          </text:changed-region>
          <text:changed-region text:id="ct831420504">
            <text:insertion>
              <office:change-info>
                <dc:creator>unknown</dc:creator>
                <dc:date>2010-11-05T11:13:00</dc:date>
              </office:change-info>
            </text:insertion>
          </text:changed-region>
          <text:changed-region text:id="ct851000080">
            <text:format-change>
              <office:change-info>
                <dc:creator>unknown</dc:creator>
                <dc:date>2010-06-01T09:40:00</dc:date>
              </office:change-info>
            </text:format-change>
          </text:changed-region>
        </text:tracked-changes>
        <text:p text:style-name="P1"><text:change text:change-id="ct831148752"/><text:change-start text:change-id="ct834728992"/>SISTEMA DE ANÁLISIS DE SOSTENIBILIDAD DE PROGRAMAS ACADÉMICOS<text:change-end text:change-id="ct834728992"/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rows-spanned="3" office:value-type="string">
              <text:p text:style-name="P3">SASPA</text:p>
              <text:p text:style-name="P4">ODPI</text:p>
            </table:table-cell>
            <table:table-cell table:style-name="Table1.B1" office:value-type="string">
              <text:p text:style-name="P5"><text:change-start text:change-id="ct853719916"/><text:span text:style-name="Fuente_20_de_20_párrafo_20_predeter."><text:span text:style-name="T1">Modulo</text:span></text:span><text:span text:style-name="Fuente_20_de_20_párrafo_20_predeter."><text:span text:style-name="T2">: </text:span></text:span><text:change-end text:change-id="ct853719916"/><text:change text:change-id="ct853698788"/><text:change-start text:change-id="ct851019080"/><text:span text:style-name="Fuente_20_de_20_párrafo_20_predeter."><text:span text:style-name="T2">Parametros</text:span></text:span><text:change-end text:change-id="ct851019080"/></text:p>
            </table:table-cell>
            <table:table-cell table:style-name="Table1.C1" office:value-type="string">
              <text:p text:style-name="P6"><text:change-start text:change-id="ct845323372"/>Página<text:change-end text:change-id="ct845323372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53688168"/><text:span text:style-name="Fuente_20_de_20_párrafo_20_predeter."><text:span text:style-name="T1">Título</text:span></text:span><text:span text:style-name="Fuente_20_de_20_párrafo_20_predeter."><text:span text:style-name="T2">: </text:span></text:span><text:change-end text:change-id="ct853688168"/><text:change text:change-id="ct834729104"/><text:change text:change-id="ct831149088"/><text:change text:change-id="ct831418488"/><text:change-start text:change-id="ct840463280"/><text:span text:style-name="Fuente_20_de_20_párrafo_20_predeter."><text:span text:style-name="T2">Gestionar</text:span></text:span><text:change-end text:change-id="ct840463280"/><text:change-start text:change-id="ct841651228"/><text:span text:style-name="Fuente_20_de_20_párrafo_20_predeter."><text:span text:style-name="T2"> </text:span></text:span><text:change-end text:change-id="ct841651228"/><text:change-start text:change-id="ct853694352"/><text:span text:style-name="Fuente_20_de_20_párrafo_20_predeter."><text:span text:style-name="T2">Gastos Representación</text:span></text:span><text:change-end text:change-id="ct853694352"/><text:change text:change-id="ct853695920"/><text:change-start text:change-id="ct853706428"/><text:span text:style-name="Fuente_20_de_20_párrafo_20_predeter."><text:span text:style-name="T2">.</text:span></text:span><text:change-end text:change-id="ct853706428"/></text:p>
            </table:table-cell>
            <table:table-cell table:style-name="Table1.C2" office:value-type="string">
              <text:p text:style-name="P6"><text:change-start text:change-id="ct840462944"/>Identificador</text:p>
              <text:p text:style-name="P7">HU-M<text:change-end text:change-id="ct840462944"/><text:change text:change-id="ct840462832"/><text:change-start text:change-id="ct840464064"/>PM<text:change-end text:change-id="ct840464064"/><text:change-start text:change-id="ct838445376"/>-<text:change-end text:change-id="ct838445376"/><text:change text:change-id="ct831421288"/><text:change text:change-id="ct850997392"/><text:change-start text:change-id="ct831421064"/>1<text:change-end text:change-id="ct831421064"/><text:change-start text:change-id="ct840463056"/>3<text:change-end text:change-id="ct840463056"/></text:p>
            </table:table-cell>
          </table:table-row>
          <table:table-row>
            <table:covered-table-cell/>
            <table:table-cell table:style-name="Table1.B2" office:value-type="string">
              <text:p text:style-name="P5"><text:change-start text:change-id="ct834729664"/><text:span text:style-name="Fuente_20_de_20_párrafo_20_predeter."><text:span text:style-name="T1">Responsables</text:span></text:span><text:span text:style-name="Fuente_20_de_20_párrafo_20_predeter."><text:span text:style-name="T2">: Luis A</text:span></text:span><text:change-end text:change-id="ct834729664"/><text:change text:change-id="ct834728544"/><text:change-start text:change-id="ct840492040"/><text:span text:style-name="Fuente_20_de_20_párrafo_20_predeter."><text:span text:style-name="T2">rmando</text:span></text:span><text:change-end text:change-id="ct840492040"/><text:change-start text:change-id="ct830817384"/><text:span text:style-name="Fuente_20_de_20_párrafo_20_predeter."><text:span text:style-name="T2"> Nuñez</text:span></text:span><text:change-end text:change-id="ct830817384"/></text:p>
            </table:table-cell>
            <table:table-cell table:style-name="Table1.C2" office:value-type="string">
              <text:p text:style-name="P8"><text:change-start text:change-id="ct831419944"/><text:span text:style-name="Fuente_20_de_20_párrafo_20_predeter."><text:span text:style-name="T1">Fecha</text:span></text:span></text:p>
              <text:p text:style-name="P7"><text:change-end text:change-id="ct831419944"/><text:change text:change-id="ct831116764"/><text:change-start text:change-id="ct831420280"/>25<text:change-end text:change-id="ct831420280"/><text:change-start text:change-id="ct831420056"/>-<text:change-end text:change-id="ct831420056"/><text:change text:change-id="ct850999184"/><text:change text:change-id="ct843145684"/><text:change-start text:change-id="ct831420504"/>Nov<text:change-end text:change-id="ct831420504"/><text:change-start text:change-id="ct851000080"/>-2010<text:change-end text:change-id="ct851000080"/></text:p>
            </table:table-cell>
          </table:table-row>
        </table:table>
        <text:p text:style-name="P2"/>
      </style:header>
      <style:footer>
        <table:table table:name="Table2" table:style-name="Table2">
          <table:table-column table:style-name="Table2.A" table:number-columns-repeated="2"/>
          <table:table-column table:style-name="Table2.C"/>
          <table:table-row>
            <table:table-cell table:style-name="Table2.A1" office:value-type="string">
              <text:p text:style-name="P6">Revisado por</text:p>
            </table:table-cell>
            <table:table-cell table:style-name="Table2.A1" office:value-type="string">
              <text:p text:style-name="P6">Firma</text:p>
            </table:table-cell>
            <table:table-cell table:style-name="Table2.C1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  <table:table-row>
            <table:table-cell table:style-name="Table2.A2" office:value-type="string">
              <text:p text:style-name="P6">Aprobar por</text:p>
            </table:table-cell>
            <table:table-cell table:style-name="Table2.A2" office:value-type="string">
              <text:p text:style-name="P6">Firma</text:p>
            </table:table-cell>
            <table:table-cell table:style-name="Table2.C2" office:value-type="string">
              <text:p text:style-name="P6">Fecha</text:p>
            </table:table-cell>
          </table:table-row>
          <table:table-row>
            <table:table-cell table:style-name="Table2.A2" office:value-type="string">
              <text:p text:style-name="P9"/>
            </table:table-cell>
            <table:table-cell table:style-name="Table2.A2" office:value-type="string">
              <text:p text:style-name="P9"/>
            </table:table-cell>
            <table:table-cell table:style-name="Table2.C2" office:value-type="string">
              <text:p text:style-name="P9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FreeBSD/i386 OpenOffice.org_project/680m18$Build-9364</meta:generator>
    <meta:initial-creator>Oscar Orlando Ceballos Argote</meta:initial-creator>
    <meta:creation-date>2010-02-27T20:29:00</meta:creation-date>
    <dc:date>2010-11-25T15:48:21</dc:date>
    <meta:editing-cycles>60</meta:editing-cycles>
    <meta:editing-duration>PT1H55M2S</meta:editing-duration>
    <meta:template xlink:type="simple" xlink:actuate="onRequest" xlink:href="../HU-MGU-01-Autenticar-Usuario.odt/Normal.dotm"/>
    <meta:user-defined meta:name="Información 1"/>
    <meta:user-defined meta:name="Información 2"/>
    <meta:user-defined meta:name="Información 3"/>
    <meta:user-defined meta:name="Información 4"/>
    <meta:document-statistic meta:table-count="4" meta:image-count="0" meta:object-count="0" meta:page-count="1" meta:paragraph-count="63" meta:word-count="248" meta:character-count="1562"/>
  </office:meta>
</office:document-meta>
</file>